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820000020C860A78307E3ABEB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573cm" svg:x="-0.001cm" svg:y="0.1cm">
          <draw:image xlink:href="Pictures/10000201000005820000020C860A78307E3ABE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30T07:49:29.122103000</dc:date>
    <meta:editing-duration>PT3M5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